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text-properties officeooo:rsid="000a308e" officeooo:paragraph-rsid="000a308e"/>
    </style:style>
    <style:style style:name="P2" style:family="paragraph" style:parent-style-name="Text_20_body">
      <style:text-properties officeooo:rsid="000a308e" officeooo:paragraph-rsid="000a308e"/>
    </style:style>
    <style:style style:name="P3" style:family="paragraph" style:parent-style-name="Heading_20_2">
      <style:text-properties officeooo:paragraph-rsid="000a308e"/>
    </style:style>
    <style:style style:name="P4" style:family="paragraph" style:parent-style-name="Preformatted_20_Text">
      <style:paragraph-properties fo:margin-top="0in" fo:margin-bottom="0.1965in" style:contextual-spacing="false"/>
    </style:style>
    <style:style style:name="P5" style:family="paragraph" style:parent-style-name="Text_20_body">
      <style:paragraph-properties fo:text-align="justify" style:justify-single-word="false"/>
      <style:text-properties officeooo:rsid="000bda46" officeooo:paragraph-rsid="000bda46"/>
    </style:style>
    <style:style style:name="P6" style:family="paragraph" style:parent-style-name="Text_20_body">
      <style:paragraph-properties fo:text-align="justify" style:justify-single-word="false"/>
      <style:text-properties officeooo:rsid="000f7ad7" officeooo:paragraph-rsid="000f7ad7"/>
    </style:style>
    <style:style style:name="P7" style:family="paragraph" style:parent-style-name="Text_20_body">
      <style:paragraph-properties fo:text-align="justify" style:justify-single-word="false"/>
      <style:text-properties fo:font-weight="normal" officeooo:rsid="001140aa" officeooo:paragraph-rsid="000f7ad7" style:font-weight-asian="normal" style:font-weight-complex="normal"/>
    </style:style>
    <style:style style:name="P8" style:family="paragraph" style:parent-style-name="Text_20_body">
      <style:paragraph-properties fo:text-align="justify" style:justify-single-word="false"/>
      <style:text-properties fo:font-weight="normal" officeooo:rsid="0016121d" officeooo:paragraph-rsid="001673af" style:font-weight-asian="normal" style:font-weight-complex="normal"/>
    </style:style>
    <style:style style:name="P9" style:family="paragraph" style:parent-style-name="Text_20_body">
      <style:paragraph-properties fo:text-align="justify" style:justify-single-word="false"/>
      <style:text-properties fo:font-weight="normal" officeooo:rsid="001673af" officeooo:paragraph-rsid="001673af" style:font-weight-asian="normal" style:font-weight-complex="normal"/>
    </style:style>
    <style:style style:name="P10" style:family="paragraph" style:parent-style-name="Text_20_body">
      <style:paragraph-properties fo:text-align="justify" style:justify-single-word="false"/>
      <style:text-properties officeooo:rsid="0011f920" officeooo:paragraph-rsid="0011f920"/>
    </style:style>
    <style:style style:name="P11" style:family="paragraph" style:parent-style-name="Text_20_body">
      <style:paragraph-properties fo:text-align="justify" style:justify-single-word="false"/>
      <style:text-properties officeooo:rsid="0013e2f2" officeooo:paragraph-rsid="0013ef6a"/>
    </style:style>
    <style:style style:name="P12" style:family="paragraph" style:parent-style-name="Text_20_body">
      <style:paragraph-properties fo:text-align="justify" style:justify-single-word="false"/>
      <style:text-properties officeooo:rsid="0013e2f2" officeooo:paragraph-rsid="001803fd"/>
    </style:style>
    <style:style style:name="P13" style:family="paragraph" style:parent-style-name="Text_20_body">
      <style:paragraph-properties fo:text-align="justify" style:justify-single-word="false"/>
      <style:text-properties fo:font-weight="normal" officeooo:rsid="001f5e15" officeooo:paragraph-rsid="002246fb" style:font-weight-asian="normal" style:font-weight-complex="normal"/>
    </style:style>
    <style:style style:name="P14" style:family="paragraph" style:parent-style-name="Text_20_body">
      <style:paragraph-properties fo:text-align="justify" style:justify-single-word="false"/>
      <style:text-properties fo:font-weight="normal" officeooo:rsid="0016121d" officeooo:paragraph-rsid="001673af" style:font-weight-asian="normal" style:font-weight-complex="normal"/>
    </style:style>
    <style:style style:name="P15" style:family="paragraph" style:parent-style-name="Text_20_body">
      <style:paragraph-properties fo:text-align="justify" style:justify-single-word="false"/>
      <style:text-properties fo:font-weight="normal" officeooo:rsid="002246fb" officeooo:paragraph-rsid="002246fb" style:font-weight-asian="normal" style:font-weight-complex="normal"/>
    </style:style>
    <style:style style:name="T1" style:family="text">
      <style:text-properties officeooo:rsid="000a308e"/>
    </style:style>
    <style:style style:name="T2" style:family="text">
      <style:text-properties officeooo:rsid="000db9c6"/>
    </style:style>
    <style:style style:name="T3" style:family="text">
      <style:text-properties officeooo:rsid="000e164c"/>
    </style:style>
    <style:style style:name="T4" style:family="text">
      <style:text-properties officeooo:rsid="000f7ad7"/>
    </style:style>
    <style:style style:name="T5" style:family="text">
      <style:text-properties fo:font-weight="bold" style:font-weight-asian="bold" style:font-weight-complex="bold"/>
    </style:style>
    <style:style style:name="T6" style:family="text">
      <style:text-properties fo:font-weight="bold" officeooo:rsid="000f7ad7" style:font-weight-asian="bold" style:font-weight-complex="bold"/>
    </style:style>
    <style:style style:name="T7" style:family="text">
      <style:text-properties fo:font-weight="bold" officeooo:rsid="00127bb1" style:font-weight-asian="bold" style:font-weight-complex="bold"/>
    </style:style>
    <style:style style:name="T8" style:family="text">
      <style:text-properties fo:font-weight="bold" officeooo:rsid="0013ef6a" style:font-weight-asian="bold" style:font-weight-complex="bold"/>
    </style:style>
    <style:style style:name="T9" style:family="text">
      <style:text-properties fo:font-weight="bold" officeooo:rsid="0014b1ee" style:font-weight-asian="bold" style:font-weight-complex="bold"/>
    </style:style>
    <style:style style:name="T10" style:family="text">
      <style:text-properties fo:font-weight="bold" officeooo:rsid="0017c288" style:font-weight-asian="bold" style:font-weight-complex="bold"/>
    </style:style>
    <style:style style:name="T11" style:family="text">
      <style:text-properties fo:font-weight="bold" officeooo:rsid="0020a159" style:font-weight-asian="bold" style:font-weight-complex="bold"/>
    </style:style>
    <style:style style:name="T12" style:family="text">
      <style:text-properties fo:font-weight="bold" officeooo:rsid="00234d76"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140aa" style:font-weight-asian="normal" style:font-weight-complex="normal"/>
    </style:style>
    <style:style style:name="T15" style:family="text">
      <style:text-properties fo:font-weight="normal" officeooo:rsid="00127bb1" style:font-weight-asian="normal" style:font-weight-complex="normal"/>
    </style:style>
    <style:style style:name="T16" style:family="text">
      <style:text-properties fo:font-weight="normal" officeooo:rsid="0013ef6a" style:font-weight-asian="normal" style:font-weight-complex="normal"/>
    </style:style>
    <style:style style:name="T17" style:family="text">
      <style:text-properties fo:font-weight="normal" officeooo:rsid="0014b1ee" style:font-weight-asian="normal" style:font-weight-complex="normal"/>
    </style:style>
    <style:style style:name="T18" style:family="text">
      <style:text-properties fo:font-weight="normal" officeooo:rsid="00152b4c" style:font-weight-asian="normal" style:font-weight-complex="normal"/>
    </style:style>
    <style:style style:name="T19" style:family="text">
      <style:text-properties fo:font-weight="normal" officeooo:rsid="0017c288" style:font-weight-asian="normal" style:font-weight-complex="normal"/>
    </style:style>
    <style:style style:name="T20" style:family="text">
      <style:text-properties fo:font-weight="normal" officeooo:rsid="001803fd" style:font-weight-asian="normal" style:font-weight-complex="normal"/>
    </style:style>
    <style:style style:name="T21" style:family="text">
      <style:text-properties officeooo:rsid="001673af"/>
    </style:style>
    <style:style style:name="T22" style:family="text">
      <style:text-properties officeooo:rsid="001a39d6"/>
    </style:style>
    <style:style style:name="T23" style:family="text">
      <style:text-properties officeooo:rsid="001be616"/>
    </style:style>
    <style:style style:name="T24" style:family="text">
      <style:text-properties officeooo:rsid="00234d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vision Tool</text:h>
      <text:h text:style-name="Heading_20_2" text:outline-level="2"><text:bookmark text:name="user-content-document"/>Document:</text:h>
      <text:p text:style-name="Text_20_body">System Requirement Specification Document</text:p>
      <text:h text:style-name="P3" text:outline-level="2"><text:bookmark text:name="user-content-title"/>Title: <text:span text:style-name="T1">Revision Tool</text:span></text:h>
      <text:h text:style-name="Heading_20_2" text:outline-level="2"><text:bookmark text:name="user-content-team"/>Team:</text:h>
      <text:p text:style-name="P2">Nikhil Dhole, Krush<text:span text:style-name="T22">na</text:span> Salunke, Vishal Musmade, Purva Wagh</text:p>
      <text:h text:style-name="Heading_20_2" text:outline-level="2"><text:bookmark text:name="user-content-objective-purpose"/>Objective (Purpose):</text:h>
      <text:p text:style-name="Text_20_body">The project is based on a spaced repetition algorithm to maximize retention and minimize study time. Spaced repetition is a memory technique that involves reviewing and recalling information at optimal spacing intervals until the information is learned at a sufficient level. The project is intended for students, which would help them in the revisions.</text:p>
      <text:h text:style-name="Heading_20_2" text:outline-level="2"><text:bookmark text:name="user-content-scope"/>Scope:</text:h>
      <text:p text:style-name="P2">User will able to revise study efficiently. </text:p>
      <text:h text:style-name="Heading_20_2" text:outline-level="2"><text:bookmark text:name="user-content-definitions"/>Definitions:</text:h>
      <text:p text:style-name="Preformatted_20_Text"><text:span text:style-name="Source_20_Text">OSS: Online Shopping System</text:span></text:p>
      <text:p text:style-name="Preformatted_20_Text"><text:span text:style-name="Source_20_Text">QA: <text:s/>Quality Assurance</text:span></text:p>
      <text:p text:style-name="Preformatted_20_Text"><text:span text:style-name="Source_20_Text">Portal: Peronalized Online Web Application</text:span></text:p>
      <text:p text:style-name="Preformatted_20_Text"><text:span text:style-name="Source_20_Text">MIS: Management Information System</text:span></text:p>
      <text:p text:style-name="Preformatted_20_Text"><text:span text:style-name="Source_20_Text">CRM: Customer Relation Managment</text:span></text:p>
      <text:p text:style-name="Preformatted_20_Text"><text:span text:style-name="Source_20_Text">BI: <text:s/>Business Intelligence</text:span></text:p>
      <text:p text:style-name="Preformatted_20_Text"><text:span text:style-name="Source_20_Text">KPI:Key Perfomornace I</text:span></text:p>
      <text:p text:style-name="P4"><text:span text:style-name="Source_20_Text">Dashboard: Personalized information presented using <text:s/>BI techniques such grid, score card, graph, KPI</text:span></text:p>
      <text:h text:style-name="Heading_20_2" text:outline-level="2"><text:bookmark text:name="user-content-functional-requirements"/>Functional Requirements:</text:h>
      <text:p text:style-name="P5"><text:span text:style-name="T4">1.</text:span><text:span text:style-name="T6">Question window: </text:span>System will ask question to user. In this window there will be ‘<text:span text:style-name="T2">SHOW ANSWER</text:span>’ button, timer which will start from zero and stop when user click on ‘<text:span text:style-name="T2">SHOW ANSWER’</text:span> button, <text:span text:style-name="T3">text area to write answer</text:span>. Then user will write answer of question on text area or revise an answer in mind. After user fully confident that he/she can’t remember any more points of answer. Then he will click on show button to display answer. </text:p>
      <text:p text:style-name="P5"/>
      <text:p text:style-name="P6"><text:soft-page-break/>2. <text:span text:style-name="T5">Answer window: </text:span><text:span text:style-name="T13">On this window question, time, and answer will be shown. In answer section on top-left side area there will button to </text:span><text:span text:style-name="T14">change the answer mode. There will three mode to display answer.</text:span></text:p>
      <text:p text:style-name="P7"><text:tab/>a. Only system answer will be show.</text:p>
      <text:p text:style-name="P7"><text:tab/>b. User answer will show on right side and system answer will show and left side.</text:p>
      <text:p text:style-name="P7"><text:tab/>c. System answer will show on top and user answer will show on bottom.</text:p>
      <text:p text:style-name="P8">Between question and answer there will be <text:span text:style-name="T23">nine</text:span> button. When we click on these button next question will ask. On each button there will be number. This number represent after how many day this question should ask. <text:span text:style-name="T21">Formula for calculate number on button</text:span> </text:p>
      <text:p text:style-name="P9"><text:tab/>a. <text:s/>1</text:p>
      <text:p text:style-name="P8"><text:tab/><text:span text:style-name="T21">b. last interval / 2</text:span></text:p>
      <text:p text:style-name="P8"><text:tab/><text:span text:style-name="T21">c. last interval</text:span></text:p>
      <text:p text:style-name="P8"><text:tab/><text:span text:style-name="T21">d. last interval + last interval / 2</text:span></text:p>
      <text:p text:style-name="P8"><text:tab/><text:span text:style-name="T21">e. last interval * 2</text:span></text:p>
      <text:p text:style-name="P9"><text:tab/>f. last interval / 2 + last interval * 2</text:p>
      <text:p text:style-name="P9"><text:tab/>g. last interval * 4</text:p>
      <text:p text:style-name="P8"><text:span text:style-name="T21"><text:tab/>i</text:span>. <text:span text:style-name="T21">custom input in day</text:span></text:p>
      <text:p text:style-name="P8"><text:tab/><text:span text:style-name="T21">j. custom input in date</text:span></text:p>
      <text:p text:style-name="P15">Slider at bottom to rate yourself how good was your answer. It value range from 1 to 10.</text:p>
      <text:p text:style-name="P10"><text:span text:style-name="T14">3. </text:span><text:span text:style-name="T5">Module </text:span><text:span text:style-name="T7">window</text:span><text:span text:style-name="T5">:</text:span><text:span text:style-name="T13"> We will call each subject as module. All module will display when we click on module button which is present in navigation bar. They will display in </text:span><text:span text:style-name="T15">order which module question revision is first. If user is new and he open this window first time then they will display in ascending order. </text:span><text:span text:style-name="T16">Statistical data will display on each rectangular section like module name, total question in module, total question in revision, total question remain to add in revision, total question to revise today, total question revision is done today. At top all module statistical data will display.</text:span></text:p>
      <text:p text:style-name="P12"><text:span text:style-name="T13">4. </text:span><text:span text:style-name="T8">Statistical data for each module</text:span><text:span text:style-name="T17"> </text:span><text:span text:style-name="T10">and</text:span><text:span text:style-name="T19"> s</text:span><text:span text:style-name="T10">yllabus or question to add in revision</text:span><text:span text:style-name="T8">:</text:span><text:span text:style-name="T16"> Module name at right-top corner. Each question display in rectangle in which data contain like starting date, each question starting date, and number of time question ask for in revision, color of rectangle green for easy and red for difficult based on time interval between question. </text:span><text:span text:style-name="T19">At end to rectangle check box and clear button. If check box in checked then question should add in revision question. If unchecked remove from revision question. If we click on clear button then history of question should remove.</text:span><text:span text:style-name="T20"> There should be question order by option to order question by remain name, by syllabus, by remain to add in revision question, by add to revision question.</text:span></text:p>
      <text:p text:style-name="P11"><text:span text:style-name="T16">5.</text:span><text:span text:style-name="T8"> </text:span><text:span text:style-name="T9">Static window:</text:span><text:span text:style-name="T17"> This window display on each web page. It located on left bottom size. It position is fixed. It has opacity of</text:span><text:span text:style-name="T16"> </text:span><text:span text:style-name="T17">50%. It has data like total number of remain to revision for today and total </text:span><text:soft-page-break/><text:span text:style-name="T17">number of question remain to revision for p</text:span><text:span text:style-name="T18">a</text:span><text:span text:style-name="T17">rticular module. In setting section there will be option to display this window or not.</text:span></text:p>
      <text:p text:style-name="P13">6. <text:span text:style-name="T11">Revision complete window: </text:span><text:span text:style-name="T24">Show that you have completed today task for this module or for all module. Show total marks, show previous day marks, if current score is highest until now then highlight it. Navigate to module page, remain question modules, home.</text:span></text:p>
      <text:p text:style-name="P13"><text:span text:style-name="T11"><text:s/></text:span></text:p>
      <text:h text:style-name="Heading_20_2" text:outline-level="2"><text:bookmark text:name="user-content-nonfunctional-requirement"/>Non-Functional Requirement:</text:h>
      <text:h text:style-name="Heading_20_3" text:outline-level="3"><text:bookmark text:name="user-content-security"/>Security</text:h>
      <text:p text:style-name="Text_20_body">Registered Customer will allowed to place an order. Each stakeholder will be to access system through authentication process. Who are you ? System will provide access to the content , operations using Role based security (Authorization) (Permissions based on Role) Using SSL in all transactions which will be performed stakeholder. It would protect confidential information shared by system to stake holder of Shared by stakeholder to system. System will automatically log of all stakeholder after some time due to inactiveness. System will block operations for inactive stakeholder and would redirect for authentication. System will internally maintain secure communiction channel between Servers ( Web Servers, App Servers, databse Server) Sensitive data will be always encrypted across communcation. User proper firewall to protect servers from out side fishing, velnerable attacks.</text:p>
      <text:h text:style-name="Heading_20_3" text:outline-level="3"><text:bookmark text:name="user-content-reliability"/>Reliability</text:h>
      <text:p text:style-name="Text_20_body">The system will backup business data on regular basis and recover in short time duration to keep system operational Continous updates are matained , continous Adminstration is done to keep system operational. During peak hours system will maintain same user experaince by managing load balacning.</text:p>
      <text:h text:style-name="Heading_20_3" text:outline-level="3"><text:bookmark text:name="user-content-availability"/>Availability</text:h>
      <text:p text:style-name="Text_20_body">uptime: 24* 7 available 99.999%</text:p>
      <text:h text:style-name="Heading_20_3" text:outline-level="3"><text:bookmark text:name="user-content-maintainability"/>Maintainability:</text:h>
      <text:p text:style-name="Text_20_body">A Commercial database software will be used to maintain System data Persistence. A readymade Web Server will be installed to host online shopping portal (Web Site) to management server capabilities. IT operations team will easily monitor and configure System using Adminstrative tools provided by Servers. Separate enviornment will be maintained for system for isolation in production, testing, and development.</text:p>
      <text:h text:style-name="Heading_20_3" text:outline-level="3"><text:bookmark text:name="user-content-portablility"/>Portablility:</text:h>
      <text:p text:style-name="Text_20_body">PDA: Portable Device Application System will provide portable User Interface ( HTML, CSS, JS) through users will be able to access online shopping portal. System can be deployed to single server, multi server, to any OS, Cloud (Azure or AWS or GCP)</text:p>
      <text:h text:style-name="Heading_20_3" text:outline-level="3"><text:bookmark text:name="user-content-accessibility"/><text:soft-page-break/>Accessibility:</text:h>
      <text:p text:style-name="Text_20_body">only registered customer will be able to place an order after authentication. Sales team can reject or approve orders, shopper requests based on role provided. BOD team will be able to view daily, weekly, monthly, annual businss Growth throgh customized dashboard. Shoppers will be able to see their product sale graph</text:p>
      <text:h text:style-name="Heading_20_3" text:outline-level="3"><text:bookmark text:name="user-content-durability"/>Durability:</text:h>
      <text:p text:style-name="Text_20_body">System will retain customer shopping cart for 15 minutes even though customer loose internet connection and join again. System will maintain wishlist for customer . customer will be able to add products from wishlist and add to shopping cart whenever needed. System will implement backup and recovery for retaining stake holders data, bussiness operation data and business data over time.</text:p>
      <text:h text:style-name="Heading_20_3" text:outline-level="3"><text:bookmark text:name="user-content-efficiency"/>Efficiency:</text:h>
      <text:p text:style-name="Text_20_body">on Festival season, maximum number of users will place order, view products with same response time. System will be able to manage all transactions with isolation.</text:p>
      <text:h text:style-name="Heading_20_3" text:outline-level="3"><text:bookmark text:name="user-content-modularity"/>Modularity:</text:h>
      <text:p text:style-name="Text_20_body">System will designed and developed using reusable, independent or dependent business senarios in the form of modules. These modules will be loosely coupled and highly cohesive. System will contain CRM , Inventory , shopping cart, order processing, payment processing, Delivery module, membership and Roles managment modules.</text:p>
      <text:h text:style-name="Heading_20_3" text:outline-level="3"><text:bookmark text:name="user-content-scalability"/>Scalability:</text:h>
      <text:p text:style-name="Text_20_body">System will be able to provide consistent user exeprience to stake holder as well as vistors irrespective of load.</text:p>
      <text:h text:style-name="Heading_20_3" text:outline-level="3"><text:bookmark text:name="user-content-safety"/>Safety:</text:h>
      <text:p text:style-name="Text_20_body">online shopping portal will be secure from malicious attack, fishing. online shoppping portal functionalilites are protected from outside with prper firewall configuration. online shopping portal will be always kept updated with latest anit virus software. Bussiness data will be backed up periodically to ensure safty of data using increamental back up strategy. Role based security will be applied for Application data and operations accessibility.</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7T14:18:54.243000000</meta:creation-date>
    <dc:date>2023-08-17T23:29:35.059000000</dc:date>
    <meta:editing-duration>PT1H45M29S</meta:editing-duration>
    <meta:editing-cycles>16</meta:editing-cycles>
    <meta:generator>LibreOffice/7.3.1.3$Windows_X86_64 LibreOffice_project/a69ca51ded25f3eefd52d7bf9a5fad8c90b87951</meta:generator>
    <meta:document-statistic meta:table-count="0" meta:image-count="0" meta:object-count="0" meta:page-count="4" meta:paragraph-count="64" meta:word-count="1270" meta:character-count="8006" meta:non-whitespace-character-count="6779"/>
  </office:meta>
</office:document-meta>
</file>